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80E48FE88.png" manifest:media-type="image/png"/>
  <manifest:file-entry manifest:full-path="Pictures/1000020100000109000000AF919952FF.png" manifest:media-type="image/png"/>
  <manifest:file-entry manifest:full-path="Pictures/10000201000000610000008C9052B696.png" manifest:media-type="image/png"/>
  <manifest:file-entry manifest:full-path="Pictures/100002010000006E000000C4B200A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" style:family="graphic" style:parent-style-name="standard">
      <style:graphic-properties draw:stroke="none" svg:stroke-color="#000000" draw:fill="none" draw:fill-color="#ffffff" fo:min-height="2.7cm"/>
    </style:style>
    <style:style style:name="gr4" style:family="graphic" style:parent-style-name="standard">
      <style:graphic-properties draw:stroke="none" svg:stroke-color="#000000" draw:fill="none" draw:fill-color="#ffffff" fo:min-height="1.5cm"/>
    </style:style>
    <style:style style:name="gr5" style:family="graphic" style:parent-style-name="standard">
      <style:graphic-properties draw:stroke="none" svg:stroke-color="#000000" draw:fill="none" draw:fill-color="#ffffff" fo:min-height="1.9cm"/>
    </style:style>
    <style:style style:name="gr6" style:family="graphic" style:parent-style-name="standard">
      <style:graphic-properties draw:stroke="none" svg:stroke-color="#000000" draw:fill="none" draw:fill-color="#ffffff" fo:min-height="0.9cm"/>
    </style:style>
    <style:style style:name="gr7" style:family="graphic" style:parent-style-name="standard">
      <style:graphic-properties draw:stroke="none" svg:stroke-color="#000000" draw:fill="none" draw:fill-color="#ffffff" fo:min-height="2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879cm" svg:height="6.912cm" svg:x="6.1cm" svg:y="19.888cm">
          <draw:image xlink:href="Pictures/100002010000006E000000C4B200A948.png" xlink:type="simple" xlink:show="embed" xlink:actuate="onLoad">
            <text:p/>
          </draw:image>
        </draw:frame>
        <draw:frame draw:style-name="gr2" draw:layer="layout" svg:width="3.042cm" svg:height="1cm" svg:x="6.7cm" svg:y="26.7cm">
          <draw:text-box>
            <text:p>JOUENT</text:p>
          </draw:text-box>
        </draw:frame>
        <draw:frame draw:style-name="gr3" draw:layer="layout" svg:width="2.7cm" svg:height="3.806cm" svg:x="4cm" svg:y="21.494cm">
          <draw:text-box>
            <text:p>NOMPERS=</text:p>
            <text:p>'Lt. Ellen Riplay'</text:p>
          </draw:text-box>
        </draw:frame>
        <draw:frame draw:style-name="gr1" draw:text-style-name="P1" draw:layer="layout" svg:width="3.42cm" svg:height="4.937cm" svg:x="7.7cm" svg:y="15.2cm">
          <draw:image xlink:href="Pictures/10000201000000610000008C9052B696.png" xlink:type="simple" xlink:show="embed" xlink:actuate="onLoad">
            <text:p/>
          </draw:image>
        </draw:frame>
        <draw:frame draw:style-name="gr4" draw:layer="layout" svg:width="3.9cm" svg:height="1.75cm" svg:x="9.6cm" svg:y="20.2cm">
          <draw:text-box>
            <text:p>FILMS</text:p>
          </draw:text-box>
        </draw:frame>
        <draw:frame draw:style-name="gr5" draw:layer="layout" svg:width="4.6cm" svg:height="2.384cm" svg:x="3.1cm" svg:y="17.216cm">
          <draw:text-box>
            <text:p>R1.CODFILM=FILMS.CODFILM</text:p>
          </draw:text-box>
        </draw:frame>
        <draw:frame draw:style-name="gr1" draw:text-style-name="P1" draw:layer="layout" svg:width="3.42cm" svg:height="4.937cm" svg:x="9cm" svg:y="10.563cm">
          <draw:image xlink:href="Pictures/10000201000000610000008C9052B696.png" xlink:type="simple" xlink:show="embed" xlink:actuate="onLoad">
            <text:p/>
          </draw:image>
        </draw:frame>
        <draw:frame draw:style-name="gr6" draw:layer="layout" svg:width="5.5cm" svg:height="1.15cm" svg:x="10.2cm" svg:y="15.25cm">
          <draw:text-box>
            <text:p>REALISATEURS</text:p>
          </draw:text-box>
        </draw:frame>
        <draw:frame draw:style-name="gr7" draw:layer="layout" svg:width="6.4cm" svg:height="2.45cm" svg:x="2.6cm" svg:y="12.35cm">
          <draw:text-box>
            <text:p>R2.CODREAL=REALISATEURS.CODREAL</text:p>
          </draw:text-box>
        </draw:frame>
        <draw:frame draw:style-name="gr1" draw:text-style-name="P1" draw:layer="layout" svg:width="9.346cm" svg:height="6.171cm" svg:x="6.5cm" svg:y="5.129cm">
          <draw:image xlink:href="Pictures/1000020100000109000000AF919952FF.png" xlink:type="simple" xlink:show="embed" xlink:actuate="onLoad">
            <text:p/>
          </draw:image>
        </draw:frame>
        <draw:frame draw:style-name="gr8" draw:layer="layout" svg:width="6.924cm" svg:height="0.962cm" svg:x="7.8cm" svg:y="7.438cm">
          <draw:text-box>
            <text:p>NOMFILM, NOMREAL</text:p>
          </draw:text-box>
        </draw:frame>
        <draw:frame draw:style-name="gr1" draw:text-style-name="P1" draw:layer="layout" svg:width="4.901cm" svg:height="1.974cm" svg:x="8.3cm" svg:y="3.426cm">
          <draw:image xlink:href="Pictures/100002010000008B000000380E48FE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5T08:50:56.232220531</meta:creation-date>
    <dc:date>2018-03-15T09:04:11.687098358</dc:date>
    <meta:editing-duration>P0D</meta:editing-duration>
    <meta:editing-cycles>1</meta:editing-cycles>
    <meta:document-statistic meta:object-count="12"/>
    <meta:generator>LibreOffice/4.2.8.2$Linux_X86_64 LibreOffice_project/420m0$Build-2</meta:generator>
  </office:meta>
</office:document-meta>
</file>